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lexAndDecimalTest.test_3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lexAndDecimalTest.test_3_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lexAndDecimalTest.test_3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lexAndDecimalTest.test_3_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lexAndDecimalTest.test_3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lexAndDecimalTest.test_3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